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1f1f1f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hecklists terrain (admin → superviseur → mobile)</text:p>
      <text:p text:style-name="Preformatted_20_Text"/>
      <text:p text:style-name="Preformatted_20_Text">Administrateur (web)</text:p>
      <text:p text:style-name="Preformatted_20_Text">- Créer une intervention ponctuelle avec camion sélectionné (Drissa/Cissé/Samassa), agents et horaires (ex. 13:30-15:00) ; vérifier qu’elle apparaît dans la liste avec les bons libellés.</text:p>
      <text:p text:style-name="Preformatted_20_Text">- Éditer l’intervention (changement horaire, agents, camions, observation) et vérifier la mise à jour immédiate en liste.</text:p>
      <text:p text:style-name="Preformatted_20_Text">- Visualiser l’intervention : vérifier tableau “Agents &amp; pointages” (arrivée/début/fin vides avant pointage), observation (éditeur riche), photos (slider).</text:p>
      <text:p text:style-name="Preformatted_20_Text">- Ajouter des photos dans la modale et sauvegarder ; vérifier leur affichage dans le slider après refresh.</text:p>
      <text:p text:style-name="Preformatted_20_Text">- Dupliquer une intervention et vérifier dates/agents/camions copiés.</text:p>
      <text:p text:style-name="Preformatted_20_Text">- Annuler une intervention et vérifier que les boutons d’action se désactivent (démarrer/terminer).</text:p>
      <text:p text:style-name="Preformatted_20_Text">- Filtrer par site, date, agent, statut, type/sous-type ; vérifier que les résultats correspondent.</text:p>
      <text:p text:style-name="Preformatted_20_Text">- Pagination : naviguer pages, vérifier cohérence du total.</text:p>
      <text:p text:style-name="Preformatted_20_Text">- Superviser les droits : un ADMIN voit toutes les interventions, y compris celles sans superviseur.</text:p>
      <text:p text:style-name="Preformatted_20_Text"/>
      <text:p text:style-name="Preformatted_20_Text">Superviseur (web)</text:p>
      <text:p text:style-name="Preformatted_20_Text">- Se connecter en compte SUPERVISEUR associé à un site ; vérifier que seules ses interventions s’affichent.</text:p>
      <text:p text:style-name="Preformatted_20_Text">- Visualiser l’intervention : vérifier statut, horaires, agents, camions, observation, photos (slider), tableau Agents &amp; pointages (arrivée/début/fin).</text:p>
      <text:p text:style-name="Preformatted_20_Text">- Ajouter observation et photos si statut terminé/non effectuée/annulée ; sauvegarder et vérifier persistance après refresh.</text:p>
      <text:p text:style-name="Preformatted_20_Text">- Vérifier que pour une intervention en cours, le bouton “Démarrer” est désactivé ; pour planifiée, “Terminer” désactivé ; pour non effectuée, “Démarrer/Terminer” désactivés.</text:p>
      <text:p text:style-name="Preformatted_20_Text">- Vérifier que les heures affichées (arrivée/début/fin) correspondent aux check-in/out réels et ne reprennent plus d’anciens horaires.</text:p>
      <text:p text:style-name="Preformatted_20_Text">- Filtrer par site/date/statut ; vérifier rafraîchissement correct.</text:p>
      <text:p text:style-name="Preformatted_20_Text">- Présence temps réel : colonnes “check-in” et “prévu” chargées depuis la BD.</text:p>
      <text:p text:style-name="Preformatted_20_Text"/>
      <text:p text:style-name="Preformatted_20_Text">Agent (mobile)</text:p>
      <text:p text:style-name="Preformatted_20_Text">- Activer les notifications push (appareil physique) : accepter la permission, vérifier absence d’alerte “notifications désactivées”.</text:p>
      <text:p text:style-name="Preformatted_20_Text">- Recevoir une notification (mock ou push serveur) et vérifier l’ouverture/lecture dans le centre de notifications.</text:p>
      <text:p text:style-name="Preformatted_20_Text">- Sur une intervention planifiée, enregistrer la présence 30 minutes avant l’heure de début ; vérifier spinner “Enregistrement…” et message de succès.</text:p>
      <text:p text:style-name="Preformatted_20_Text">- Démarrer l’intervention après présence enregistrée ; vérifier que le temps écoulé continue en changeant d’écran.</text:p>
      <text:p text:style-name="Preformatted_20_Text">- Terminer l’intervention et vérifier que le statut passe à “terminée” côté superviseur/admin (plus de “en cours”).</text:p>
      <text:p text:style-name="Preformatted_20_Text">- Historique interventions : vérifier synchronisation des heures (semaine/mois) avec cumul après interventions.</text:p>
      <text:p text:style-name="Preformatted_20_Text">- Cas d’erreur : tenter check-in hors fenêtre, vérifier message adapté ; tenter sans GPS ou hors site, vérifier alerte.</text:p>
      <text:p text:style-name="Preformatted_20_Text"/>
      <text:p text:style-name="Preformatted_20_Text">Flux croisés</text:p>
      <text:p text:style-name="Preformatted_20_Text">- Agent démarre/termine ; vérifier mise à jour temps réel côté superviseur et admin (statut, heures de début/fin).</text:p>
      <text:p text:style-name="Preformatted_20_Text">- Ajout de photos d’intervention par superviseur/admin : vérifier affichage côté admin/superviseur (slider).</text:p>
      <text:p text:style-name="Preformatted_20_Text">- Vérifier que les horaires affichés admin vs superviseur concordent pour un même agent/intervention (arrivée/début/fin).fgce<text:span text:style-name="T1"> </text:span>dvwk<text:span text:style-name="T1"> </text:span>wsdr<text:span text:style-name="T1"> </text:span>qyk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4T23:04:52.700230173</dc:date>
    <meta:editing-duration>P1DT14H35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434" meta:character-count="3159" meta:non-whitespace-character-count="2756"/>
  </office:meta>
</office:document-meta>
</file>